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4pt" officeooo:rsid="001cb979" officeooo:paragraph-rsid="001cb979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cb979" officeooo:paragraph-rsid="00208811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rsid="00208811" officeooo:paragraph-rsid="001cb979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rsid="00208811" officeooo:paragraph-rsid="00208811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208811" officeooo:paragraph-rsid="00208811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rsid="00208811" officeooo:paragraph-rsid="0023a500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officeooo:rsid="0020e5c3" officeooo:paragraph-rsid="0020e5c3" style:font-size-asian="14pt" style:font-size-complex="14pt"/>
    </style:style>
    <style:style style:name="T1" style:family="text">
      <style:text-properties officeooo:rsid="00208811"/>
    </style:style>
    <style:style style:name="T2" style:family="text">
      <style:text-properties officeooo:rsid="0021f576"/>
    </style:style>
    <style:style style:name="T3" style:family="text">
      <style:text-properties officeooo:rsid="0023a500"/>
    </style:style>
    <style:style style:name="T4" style:family="text">
      <style:text-properties officeooo:rsid="0026f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цениваемые задания по дисциплине «Основы программирования на Python»</text:p>
      <text:p text:style-name="P3"/>
      <text:p text:style-name="P7">0. Посещени<text:span text:style-name="T3">е</text:span> занятий: 1,5 балла без опоздания, 1 балл — с опозданием <text:span text:style-name="T2">(максимум 12 баллов);</text:span></text:p>
      <text:p text:style-name="P2">1. <text:span text:style-name="T1">Задачи с </text:span><text:a xlink:type="simple" xlink:href="http://pythontutor.ru/" text:style-name="Internet_20_link" text:visited-style-name="Visited_20_Internet_20_Link"><text:span text:style-name="T1">http://pythontutor.ru/</text:span></text:a><text:span text:style-name="T1">: по 1 баллу за каждое последнее и предпоследнее задание каждого занятия (максимум 22 балла);</text:span></text:p>
      <text:p text:style-name="P5">2. Мобильное приложение SoloLearn: 10 баллов за прохождение туториала для Python 3, 7 баллов за достижение 7 уровня в соревнованиях по Python (максимум 17 баллов);</text:p>
      <text:p text:style-name="P5">3. <text:s/>Тест по пунктам <text:span text:style-name="T4">1</text:span>-3 плана (максимум <text:span text:style-name="T3">10</text:span> баллов);</text:p>
      <text:p text:style-name="P5">4. Тест по пунктам 4-<text:span text:style-name="T4">5</text:span> плана (максимум <text:span text:style-name="T3">10</text:span> баллов);</text:p>
      <text:p text:style-name="P5">5. Тест по пунктам <text:span text:style-name="T4">5</text:span>-<text:span text:style-name="T4">6</text:span> плана (максимум <text:span text:style-name="T3">10</text:span> баллов);</text:p>
      <text:p text:style-name="P6">6. Пройти<text:span text:style-name="T3"> курс </text:span><text:a xlink:type="simple" xlink:href="https://www.coursera.org/learn/mathematics-and-python" text:style-name="Internet_20_link" text:visited-style-name="Visited_20_Internet_20_Link"><text:span text:style-name="T3">https://www.coursera.org/learn/mathematics-and-python</text:span></text:a><text:span text:style-name="T3"> (20 баллов).</text:span></text:p>
      <text:p text:style-name="P5"/>
      <text:p text:style-name="P1"/>
      <text:p text:style-name="P5">Итого: <text:span text:style-name="T2">12+</text:span>22+17+<text:span text:style-name="T3">10</text:span>*3+<text:span text:style-name="T2">20 = 101 бал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51:59.305104156</meta:creation-date>
    <dc:date>2017-02-16T18:16:25.863921938</dc:date>
    <meta:editing-duration>PT13M11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03" meta:character-count="715" meta:non-whitespace-character-count="619"/>
  </office:meta>
</office:document-meta>
</file>